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4.11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4.85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12.36mm"/>
    </style:style>
    <style:style style:name="co12" style:family="table-column">
      <style:table-column-properties fo:break-before="auto" style:column-width="2.47mm"/>
    </style:style>
    <style:style style:name="co13" style:family="table-column">
      <style:table-column-properties fo:break-before="auto" style:column-width="12.12mm"/>
    </style:style>
    <style:style style:name="co14" style:family="table-column">
      <style:table-column-properties fo:break-before="auto" style:column-width="6.42mm"/>
    </style:style>
    <style:style style:name="co15" style:family="table-column">
      <style:table-column-properties fo:break-before="auto" style:column-width="15.84mm"/>
    </style:style>
    <style:style style:name="co16" style:family="table-column">
      <style:table-column-properties fo:break-before="auto" style:column-width="12.86mm"/>
    </style:style>
    <style:style style:name="co17" style:family="table-column">
      <style:table-column-properties fo:break-before="auto" style:column-width="3.46mm"/>
    </style:style>
    <style:style style:name="co18" style:family="table-column">
      <style:table-column-properties fo:break-before="auto" style:column-width="10.88mm"/>
    </style:style>
    <style:style style:name="co19" style:family="table-column">
      <style:table-column-properties fo:break-before="auto" style:column-width="17.07mm"/>
    </style:style>
    <style:style style:name="co20" style:family="table-column">
      <style:table-column-properties fo:break-before="auto" style:column-width="15.59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19.79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48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1.54mm"/>
    </style:style>
    <style:style style:name="co30" style:family="table-column">
      <style:table-column-properties fo:break-before="auto" style:column-width="24.25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14.75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e8e8e8"/>
    </style:style>
    <style:style style:name="ce1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8" style:family="table-cell" style:parent-style-name="Default" style:data-style-name="N100">
      <style:table-cell-properties fo:background-color="#f5c9c9"/>
    </style:style>
    <style:style style:name="ce20" style:family="table-cell" style:parent-style-name="Default" style:data-style-name="N100">
      <style:table-cell-properties fo:background-color="#d0d0d0"/>
    </style:style>
    <style:style style:name="ce21" style:family="table-cell" style:parent-style-name="Default" style:data-style-name="N100">
      <style:table-cell-properties fo:background-color="#f5c9c9"/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fo:background-color="#eea0ab"/>
    </style:style>
    <style:style style:name="ce2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7" style:family="table-cell" style:parent-style-name="Default" style:data-style-name="N100">
      <style:table-cell-properties fo:background-color="#fe7f00"/>
    </style:style>
    <style:style style:name="ce28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3" table:default-cell-style-name="ce11"/>
        <table:table-column table:style-name="co12" table:default-cell-style-name="ce11"/>
        <table:table-column table:style-name="co13" table:default-cell-style-name="ce11"/>
        <table:table-column table:style-name="co8" table:default-cell-style-name="ce11"/>
        <table:table-column table:style-name="co14" table:default-cell-style-name="ce11"/>
        <table:table-column table:style-name="co12" table:default-cell-style-name="ce11"/>
        <table:table-column table:style-name="co15" table:default-cell-style-name="ce11"/>
        <table:table-column table:style-name="co16" table:default-cell-style-name="ce11"/>
        <table:table-column table:style-name="co6" table:number-columns-repeated="2" table:default-cell-style-name="ce11"/>
        <table:table-column table:style-name="co17" table:default-cell-style-name="ce11"/>
        <table:table-column table:style-name="co5" table:default-cell-style-name="ce11"/>
        <table:table-column table:style-name="co18" table:default-cell-style-name="ce11"/>
        <table:table-column table:style-name="co12" table:default-cell-style-name="ce11"/>
        <table:table-column table:style-name="co9" table:default-cell-style-name="ce11"/>
        <table:table-column table:style-name="co19" table:default-cell-style-name="ce11"/>
        <table:table-column table:style-name="co15" table:default-cell-style-name="ce11"/>
        <table:table-column table:style-name="co20" table:default-cell-style-name="ce11"/>
        <table:table-column table:style-name="co12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3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12" table:number-columns-repeated="2" table:default-cell-style-name="ce11"/>
        <table:table-column table:style-name="co32" table:number-columns-repeated="976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table:number-columns-repeated="2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2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6"/>
          <table:table-cell table:style-name="Default"/>
          <table:table-cell table:number-columns-repeated="982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5"/>
          <table:table-cell office:value-type="string" calcext:value-type="string">
            <text:p>14.10750000</text:p>
          </table:table-cell>
          <table:table-cell table:number-columns-repeated="980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9"/>
          <table:table-cell office:value-type="string" calcext:value-type="string">
            <text:p>133.93265602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7"/>
          <table:table-cell office:value-type="string" calcext:value-type="string">
            <text:p>34.192125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1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7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8"/>
          <table:table-cell office:value-type="string" calcext:value-type="string">
            <text:p>811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5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6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1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8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1590</text:p>
          </table:table-cell>
          <table:table-cell table:number-columns-repeated="22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7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2"/>
        </table:table-row>
        <table:table-row table:style-name="ro1">
          <table:table-cell table:number-columns-repeated="19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8" office:value-type="string" calcext:value-type="string">
            <text:p>-1619.18 </text:p>
          </table:table-cell>
          <table:table-cell table:style-name="ce18" office:value-type="string" calcext:value-type="string">
            <text:p>-1341 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6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6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7"/>
          <table:table-cell office:value-type="string" calcext:value-type="string">
            <text:p>0.01536944</text:p>
          </table:table-cell>
          <table:table-cell table:number-columns-repeated="9"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7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6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8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3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6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6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8" office:value-type="string" calcext:value-type="string">
            <text:p>-2564.78 </text:p>
          </table:table-cell>
          <table:table-cell table:number-columns-repeated="4"/>
          <table:table-cell office:value-type="string" calcext:value-type="string">
            <text:p>0.00358578</text:p>
          </table:table-cell>
          <table:table-cell office:value-type="string" calcext:value-type="string">
            <text:p>0.09539841 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5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4"/>
        </table:table-row>
        <table:table-row table:style-name="ro1">
          <table:table-cell table:number-columns-repeated="17"/>
          <table:table-cell table:style-name="ce18" office:value-type="string" calcext:value-type="string">
            <text:p>-4566.49</text:p>
          </table:table-cell>
          <table:table-cell table:style-name="ce18" office:value-type="string" calcext:value-type="string">
            <text:p>+6580</text:p>
          </table:table-cell>
          <table:table-cell table:number-columns-repeated="3"/>
          <table:table-cell table:style-name="ce21" office:value-type="string" calcext:value-type="string">
            <text:p>+3793</text:p>
          </table:table-cell>
          <table:table-cell table:style-name="ce18" office:value-type="string" calcext:value-type="string">
            <text:p>+176</text:p>
          </table:table-cell>
          <table:table-cell table:number-columns-repeated="2"/>
          <table:table-cell table:style-name="Default"/>
          <table:table-cell table:number-columns-repeated="99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9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7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6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7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7"/>
          <table:table-cell office:value-type="string" calcext:value-type="string">
            <text:p>-926.56</text:p>
          </table:table-cell>
          <table:table-cell table:number-columns-repeated="4"/>
          <table:table-cell office:value-type="string" calcext:value-type="string">
            <text:p>0.0035868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5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6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6"/>
          <table:table-cell office:value-type="string" calcext:value-type="string">
            <text:p>8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6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6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6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0"/>
          <table:table-cell office:value-type="string" calcext:value-type="string">
            <text:p>0.003608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6"/>
          <table:table-cell office:value-type="string" calcext:value-type="string">
            <text:p>834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7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7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7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4"/>
          <table:table-cell office:value-type="string" calcext:value-type="string">
            <text:p>-1277.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6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6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6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6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4"/>
          <table:table-cell office:value-type="string" calcext:value-type="string">
            <text:p>0.00361170</text:p>
          </table:table-cell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6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6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6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6"/>
          <table:table-cell office:value-type="string" calcext:value-type="string">
            <text:p>0.003637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6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7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6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4"/>
        </table:table-row>
        <table:table-row table:style-name="ro1">
          <table:table-cell table:number-columns-repeated="25"/>
          <table:table-cell office:value-type="string" calcext:value-type="string">
            <text:p>-2375.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1" table:number-rows-repeated="104848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Лист1 2022" table:style-name="ta1" table:print-ranges="'Лист1 2022'.A3:'Лист1 2022'.AMJ3"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34" table:default-cell-style-name="ce11"/>
        <table:table-column table:style-name="co41" table:default-cell-style-name="ce11"/>
        <table:table-column table:style-name="co42" table:number-columns-repeated="2" table:default-cell-style-name="ce11"/>
        <table:table-column table:style-name="co43" table:default-cell-style-name="ce11"/>
        <table:table-column table:style-name="co34" table:default-cell-style-name="ce11"/>
        <table:table-column table:style-name="co42" table:default-cell-style-name="ce11"/>
        <table:table-column table:style-name="co5" table:default-cell-style-name="ce11"/>
        <table:table-column table:style-name="co44" table:default-cell-style-name="ce11"/>
        <table:table-column table:style-name="co45" table:default-cell-style-name="ce11"/>
        <table:table-column table:style-name="co37" table:default-cell-style-name="ce11"/>
        <table:table-column table:style-name="co35" table:default-cell-style-name="ce11"/>
        <table:table-column table:style-name="co44" table:default-cell-style-name="ce11"/>
        <table:table-column table:style-name="co46" table:default-cell-style-name="ce11"/>
        <table:table-column table:style-name="co47" table:default-cell-style-name="ce11"/>
        <table:table-column table:style-name="co44" table:default-cell-style-name="ce11"/>
        <table:table-column table:style-name="co48" table:default-cell-style-name="ce11"/>
        <table:table-column table:style-name="co49" table:default-cell-style-name="ce11"/>
        <table:table-column table:style-name="co50" table:default-cell-style-name="ce11"/>
        <table:table-column table:style-name="co51" table:default-cell-style-name="ce11"/>
        <table:table-column table:style-name="co44" table:default-cell-style-name="ce11"/>
        <table:table-column table:style-name="co52" table:default-cell-style-name="ce11"/>
        <table:table-column table:style-name="co53" table:number-columns-repeated="2" table:default-cell-style-name="ce11"/>
        <table:table-column table:style-name="co54" table:default-cell-style-name="ce11"/>
        <table:table-column table:style-name="co55" table:default-cell-style-name="ce11"/>
        <table:table-column table:style-name="co36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44" table:number-columns-repeated="2" table:default-cell-style-name="ce11"/>
        <table:table-column table:style-name="co58" table:default-cell-style-name="ce11"/>
        <table:table-column table:style-name="co46" table:default-cell-style-name="ce11"/>
        <table:table-column table:style-name="co38" table:default-cell-style-name="ce11"/>
        <table:table-column table:style-name="co48" table:default-cell-style-name="ce11"/>
        <table:table-column table:style-name="co32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number-columns-repeated="2" table:style-name="ce27" office:value-type="string" calcext:value-type="string">
            <text:p>расх б</text:p>
          </table:table-cell>
          <table:table-cell table:style-name="ce27" table:number-columns-repeated="2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8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8" office:value-type="string" calcext:value-type="string">
            <text:p>-28306</text:p>
          </table:table-cell>
          <table:table-cell table:number-columns-repeated="3"/>
          <table:table-cell table:style-name="ce18" office:value-type="string" calcext:value-type="string">
            <text:p>-2278.55</text:p>
          </table:table-cell>
          <table:table-cell/>
          <table:table-cell table:style-name="ce1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8" office:value-type="string" calcext:value-type="string">
            <text:p>-2080.1 </text:p>
          </table:table-cell>
          <table:table-cell table:style-name="ce18" office:value-type="string" calcext:value-type="string">
            <text:p>-1127 </text:p>
          </table:table-cell>
          <table:table-cell table:style-name="ce1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8" office:value-type="string" calcext:value-type="string">
            <text:p>+18024</text:p>
          </table:table-cell>
          <table:table-cell table:style-name="ce1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8">00.00.0000</text:date>, <text:time style:data-style-name="N2" text:time-value="13:34:33.75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0-08T14:00:46.872000000</dc:date>
    <meta:editing-duration>P2DT23H14M2S</meta:editing-duration>
    <meta:editing-cycles>1135</meta:editing-cycles>
    <meta:document-statistic meta:table-count="2" meta:cell-count="3801" meta:object-count="0"/>
    <meta:user-defined meta:name="qrichtext">1</meta:user-defined>
  </office:meta>
</office:document-meta>
</file>